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8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8000" draw:marker-start-width="0.275cm" draw:marker-end-width="0.275cm" draw:fill="solid" draw:fill-color="#ccff66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3cm" svg:height="2cm" svg:x="2cm" svg:y="3.5cm">
          <text:p text:style-name="P1"><text:span text:style-name="T1">TG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2cm" svg:y="6.25cm">
          <text:p text:style-name="P1"><text:span text:style-name="T1">Cache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6.25cm" svg:x2="3.5cm" svg:y2="5.5cm">
          <text:p/>
        </draw:line>
        <draw:custom-shape draw:style-name="gr3" draw:text-style-name="P1" draw:layer="layout" svg:width="17.75cm" svg:height="2cm" svg:x="1.5cm" svg:y="8.5cm">
          <text:p text:style-name="P1"><text:span text:style-name="T1">Router_SimpleBu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7.25cm" svg:x2="3.5cm" svg:y2="8.5cm">
          <text:p/>
        </draw:line>
        <draw:custom-shape draw:style-name="gr1" draw:text-style-name="P1" draw:layer="layout" svg:width="3cm" svg:height="2cm" svg:x="8.9cm" svg:y="3.5cm">
          <text:p text:style-name="P1"><text:span text:style-name="T1">TG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8.9cm" svg:y="6.25cm">
          <text:p text:style-name="P1"><text:span text:style-name="T1">Cache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6.25cm" svg:x2="10.4cm" svg:y2="5.5cm">
          <text:p/>
        </draw:line>
        <draw:line draw:style-name="gr2" draw:text-style-name="P2" draw:layer="layout" svg:x1="10.4cm" svg:y1="7.25cm" svg:x2="10.4cm" svg:y2="8.5cm">
          <text:p/>
        </draw:line>
        <draw:custom-shape draw:style-name="gr1" draw:text-style-name="P1" draw:layer="layout" svg:width="3cm" svg:height="2cm" svg:x="15.25cm" svg:y="3.5cm">
          <text:p text:style-name="P1"><text:span text:style-name="T1">TG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5.25cm" svg:y="6.25cm">
          <text:p text:style-name="P1"><text:span text:style-name="T1">Cache3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75cm" svg:y1="6.25cm" svg:x2="16.75cm" svg:y2="5.5cm">
          <text:p/>
        </draw:line>
        <draw:line draw:style-name="gr2" draw:text-style-name="P2" draw:layer="layout" svg:x1="16.75cm" svg:y1="7.25cm" svg:x2="16.75cm" svg:y2="8.5cm">
          <text:p/>
        </draw:line>
        <draw:custom-shape draw:style-name="gr3" draw:text-style-name="P1" draw:layer="layout" svg:width="7.25cm" svg:height="2cm" svg:x="1.5cm" svg:y="11.75cm">
          <text:p text:style-name="P1"><text:span text:style-name="T1">PCIeBridge_SimpleBu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5cm" svg:y1="10.5cm" svg:x2="5.15cm" svg:y2="11.75cm">
          <text:p/>
        </draw:line>
        <draw:custom-shape draw:style-name="gr1" draw:text-style-name="P1" draw:layer="layout" svg:width="3cm" svg:height="2cm" svg:x="1.5cm" svg:y="15cm">
          <text:p text:style-name="P1"><text:span text:style-name="T1">PCIeDevice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13.75cm" svg:x2="3cm" svg:y2="15cm">
          <text:p/>
        </draw:line>
        <draw:custom-shape draw:style-name="gr1" draw:text-style-name="P1" draw:layer="layout" svg:width="3cm" svg:height="2cm" svg:x="5.4cm" svg:y="15cm">
          <text:p text:style-name="P1"><text:span text:style-name="T1">PCIeDevice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cm" svg:y1="13.75cm" svg:x2="6.9cm" svg:y2="15cm">
          <text:p/>
        </draw:line>
        <draw:custom-shape draw:style-name="gr1" draw:text-style-name="P1" draw:layer="layout" svg:width="3cm" svg:height="2cm" svg:x="14cm" svg:y="11.75cm">
          <text:p text:style-name="P1"><text:span text:style-name="T1">Me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5cm" svg:y1="10.5cm" svg:x2="15.5cm" svg:y2="11.75cm">
          <text:p/>
        </draw:lin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layout" svg:width="3cm" svg:height="2cm" svg:x="2cm" svg:y="3.5cm">
          <text:p text:style-name="P1"><text:span text:style-name="T1">TG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2cm" svg:y="6.25cm">
          <text:p text:style-name="P1"><text:span text:style-name="T1">Cache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6.25cm" svg:x2="3.5cm" svg:y2="5.5cm">
          <text:p/>
        </draw:line>
        <draw:custom-shape draw:style-name="gr3" draw:text-style-name="P1" draw:layer="layout" svg:width="17.75cm" svg:height="2cm" svg:x="1.5cm" svg:y="8.5cm">
          <text:p text:style-name="P1"><text:span text:style-name="T1">Router_SimpleBu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7.25cm" svg:x2="3.5cm" svg:y2="8.5cm">
          <text:p/>
        </draw:line>
        <draw:custom-shape draw:style-name="gr1" draw:text-style-name="P1" draw:layer="layout" svg:width="3cm" svg:height="2cm" svg:x="8.9cm" svg:y="3.5cm">
          <text:p text:style-name="P1"><text:span text:style-name="T1">TG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8.9cm" svg:y="6.25cm">
          <text:p text:style-name="P1"><text:span text:style-name="T1">Cache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6.25cm" svg:x2="10.4cm" svg:y2="5.5cm">
          <text:p/>
        </draw:line>
        <draw:line draw:style-name="gr2" draw:text-style-name="P2" draw:layer="layout" svg:x1="10.4cm" svg:y1="7.25cm" svg:x2="10.4cm" svg:y2="8.5cm">
          <text:p/>
        </draw:line>
        <draw:custom-shape draw:style-name="gr1" draw:text-style-name="P1" draw:layer="layout" svg:width="3cm" svg:height="2cm" svg:x="15.25cm" svg:y="3.5cm">
          <text:p text:style-name="P1"><text:span text:style-name="T1">TG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5.25cm" svg:y="6.25cm">
          <text:p text:style-name="P1"><text:span text:style-name="T1">Cache3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75cm" svg:y1="6.25cm" svg:x2="16.75cm" svg:y2="5.5cm">
          <text:p/>
        </draw:line>
        <draw:line draw:style-name="gr2" draw:text-style-name="P2" draw:layer="layout" svg:x1="16.75cm" svg:y1="7.25cm" svg:x2="16.75cm" svg:y2="8.5cm">
          <text:p/>
        </draw:line>
        <draw:custom-shape draw:style-name="gr3" draw:text-style-name="P1" draw:layer="layout" svg:width="7.25cm" svg:height="2cm" svg:x="1.5cm" svg:y="11.75cm">
          <text:p text:style-name="P1"><text:span text:style-name="T1">PCIeBridge_SimpleBu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5cm" svg:y1="10.5cm" svg:x2="5.15cm" svg:y2="11.75cm">
          <text:p/>
        </draw:line>
        <draw:custom-shape draw:style-name="gr1" draw:text-style-name="P1" draw:layer="layout" svg:width="3cm" svg:height="2cm" svg:x="1.5cm" svg:y="15cm">
          <text:p text:style-name="P1"><text:span text:style-name="T1">PCIeDevice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13.75cm" svg:x2="3cm" svg:y2="15cm">
          <text:p/>
        </draw:line>
        <draw:custom-shape draw:style-name="gr1" draw:text-style-name="P1" draw:layer="layout" svg:width="3cm" svg:height="2cm" svg:x="5.4cm" svg:y="15cm">
          <text:p text:style-name="P1"><text:span text:style-name="T1">PCIeDevice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cm" svg:y1="13.75cm" svg:x2="6.9cm" svg:y2="15cm">
          <text:p/>
        </draw:line>
        <draw:custom-shape draw:style-name="gr1" draw:text-style-name="P1" draw:layer="layout" svg:width="3cm" svg:height="2cm" svg:x="14cm" svg:y="11.75cm">
          <text:p text:style-name="P1"><text:span text:style-name="T1">Me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5cm" svg:y1="10.5cm" svg:x2="15.5cm" svg:y2="1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8-04-15T11:06:18</meta:creation-date>
    <dc:date>2008-04-15T18:01:16</dc:date>
    <dc:language>de-DE</dc:language>
    <meta:editing-cycles>4</meta:editing-cycles>
    <meta:editing-duration>PT6H55M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